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road">
      <style:graphic-properties draw:textarea-horizontal-align="center" draw:textarea-vertical-align="middle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3" style:family="graphic" style:parent-style-name="arrows">
      <style:graphic-properties draw:marker-end="Arrowheads_20_1" draw:textarea-horizontal-align="center" draw:textarea-vertical-align="middle"/>
    </style:style>
    <style:style style:name="gr4" style:family="graphic" style:parent-style-name="arrows">
      <style:graphic-properties draw:textarea-horizontal-align="center" draw:textarea-vertical-align="middle"/>
    </style:style>
    <style:style style:name="gr5" style:family="graphic" style:parent-style-name="standard">
      <style:graphic-properties draw:fill-color="#c0c0c0" draw:textarea-horizontal-align="center" draw:textarea-vertical-align="middle"/>
    </style:style>
    <style:style style:name="gr6" style:family="graphic" style:parent-style-name="standard">
      <style:graphic-properties draw:fill-color="#cccccc" draw:textarea-horizontal-align="center" draw:textarea-vertical-align="middle"/>
    </style:style>
    <style:style style:name="gr7" style:family="graphic" style:parent-style-name="distri_5f_bars">
      <style:graphic-properties draw:textarea-horizontal-align="center" draw:textarea-vertical-align="middle"/>
    </style:style>
    <style:style style:name="gr8" style:family="graphic" style:parent-style-name="standard">
      <style:graphic-properties draw:fill="hatch" draw:fill-color="#ffffff" draw:fill-hatch-name="Black_20_-45_20_Degrees" draw:fill-hatch-solid="tru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hatch" draw:fill-color="#ffffff" draw:fill-hatch-name="Black_20_45_20_Degrees_20_Wide" draw:fill-hatch-solid="true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ott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09cm"/>
    </style:style>
    <style:style style:name="gr1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0.795cm" svg:y1="7.45cm" svg:x2="1.27cm" svg:y2="7.45cm">
          <text:p/>
        </draw:line>
        <draw:line draw:style-name="gr1" draw:text-style-name="P1" draw:layer="layout" svg:x1="1.535cm" svg:y1="7.35cm" svg:x2="-0.635cm" svg:y2="9.355cm">
          <text:p/>
        </draw:line>
        <draw:line draw:style-name="gr1" draw:text-style-name="P1" draw:layer="layout" svg:x1="1.335cm" svg:y1="7.45cm" svg:x2="-0.635cm" svg:y2="6.18cm">
          <text:p/>
        </draw:line>
        <draw:line draw:style-name="gr1" draw:text-style-name="P1" draw:layer="layout" svg:x1="8.89cm" svg:y1="7.45cm" svg:x2="8.89cm" svg:y2="9.99cm">
          <text:p/>
        </draw:line>
        <draw:custom-shape draw:style-name="gr2" draw:text-style-name="P1" draw:layer="layout" svg:width="0.635cm" svg:height="0.635cm" svg:x="3.715cm" svg:y="7.5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57cm" svg:y1="4.48cm" svg:x2="8.555cm" svg:y2="4.48cm">
          <text:p/>
        </draw:line>
        <draw:line draw:style-name="gr4" draw:text-style-name="P1" draw:layer="layout" svg:x1="1.57cm" svg:y1="4.48cm" svg:x2="1.57cm" svg:y2="3.21cm">
          <text:p/>
        </draw:line>
        <draw:line draw:style-name="gr3" draw:text-style-name="P1" draw:layer="layout" svg:x1="1.571cm" svg:y1="6.48cm" svg:x2="8.556cm" svg:y2="6.48cm">
          <text:p/>
        </draw:line>
        <draw:line draw:style-name="gr4" draw:text-style-name="P1" draw:layer="layout" svg:x1="1.571cm" svg:y1="6.48cm" svg:x2="1.571cm" svg:y2="5.21cm">
          <text:p/>
        </draw:line>
        <draw:line draw:style-name="gr3" draw:text-style-name="P1" draw:layer="layout" svg:x1="1.572cm" svg:y1="2.28cm" svg:x2="8.557cm" svg:y2="2.28cm">
          <text:p/>
        </draw:line>
        <draw:line draw:style-name="gr4" draw:text-style-name="P1" draw:layer="layout" svg:x1="1.572cm" svg:y1="2.28cm" svg:x2="1.572cm" svg:y2="1.01cm">
          <text:p/>
        </draw:line>
        <draw:path draw:style-name="gr5" draw:text-style-name="P1" draw:layer="layout" svg:width="6.759cm" svg:height="1.153cm" svg:x="1.595cm" svg:y="1.151cm" svg:viewBox="0 0 6760 1154" svg:d="m0 1154c2540-2540 1705-94 5515-94s-2340 94-2340 94z">
          <text:p/>
        </draw:path>
        <draw:path draw:style-name="gr6" draw:text-style-name="P1" draw:layer="layout" svg:width="6.909cm" svg:height="1.131cm" svg:x="1.545cm" svg:y="5.378cm" svg:viewBox="0 0 6910 1132" svg:d="m0 1121c4980-2529 3710 11 6250 11s-3075-11-3075-11z">
          <text:p/>
        </draw:path>
        <draw:line draw:style-name="gr7" draw:text-style-name="P1" draw:layer="layout" svg:x1="2.14cm" svg:y1="4.476cm" svg:x2="2.14cm" svg:y2="3.98cm">
          <text:p/>
        </draw:line>
        <draw:line draw:style-name="gr7" draw:text-style-name="P1" draw:layer="layout" svg:x1="2.44cm" svg:y1="4.476cm" svg:x2="2.44cm" svg:y2="3.646cm">
          <text:p/>
        </draw:line>
        <draw:line draw:style-name="gr7" draw:text-style-name="P1" draw:layer="layout" svg:x1="2.74cm" svg:y1="4.476cm" svg:x2="2.74cm" svg:y2="3.485cm">
          <text:p/>
        </draw:line>
        <draw:line draw:style-name="gr7" draw:text-style-name="P1" draw:layer="layout" svg:x1="3.04cm" svg:y1="4.476cm" svg:x2="3.04cm" svg:y2="3.365cm">
          <text:p/>
        </draw:line>
        <draw:line draw:style-name="gr7" draw:text-style-name="P1" draw:layer="layout" svg:x1="3.34cm" svg:y1="4.476cm" svg:x2="3.34cm" svg:y2="3.314cm">
          <text:p/>
        </draw:line>
        <draw:line draw:style-name="gr7" draw:text-style-name="P1" draw:layer="layout" svg:x1="3.64cm" svg:y1="4.476cm" svg:x2="3.64cm" svg:y2="3.371cm">
          <text:p/>
        </draw:line>
        <draw:line draw:style-name="gr7" draw:text-style-name="P1" draw:layer="layout" svg:x1="3.94cm" svg:y1="4.476cm" svg:x2="3.94cm" svg:y2="3.491cm">
          <text:p/>
        </draw:line>
        <draw:line draw:style-name="gr7" draw:text-style-name="P1" draw:layer="layout" svg:x1="4.34cm" svg:y1="4.476cm" svg:x2="4.34cm" svg:y2="3.738cm">
          <text:p/>
        </draw:line>
        <draw:line draw:style-name="gr7" draw:text-style-name="P1" draw:layer="layout" svg:x1="4.64cm" svg:y1="4.476cm" svg:x2="4.64cm" svg:y2="3.903cm">
          <text:p/>
        </draw:line>
        <draw:line draw:style-name="gr7" draw:text-style-name="P1" draw:layer="layout" svg:x1="5.04cm" svg:y1="4.476cm" svg:x2="5.04cm" svg:y2="4.074cm">
          <text:p/>
        </draw:line>
        <draw:line draw:style-name="gr7" draw:text-style-name="P1" draw:layer="layout" svg:x1="5.34cm" svg:y1="4.476cm" svg:x2="5.34cm" svg:y2="4.156cm">
          <text:p/>
        </draw:line>
        <draw:line draw:style-name="gr7" draw:text-style-name="P1" draw:layer="layout" svg:x1="5.64cm" svg:y1="4.476cm" svg:x2="5.64cm" svg:y2="4.251cm">
          <text:p/>
        </draw:line>
        <draw:line draw:style-name="gr7" draw:text-style-name="P1" draw:layer="layout" svg:x1="5.94cm" svg:y1="4.476cm" svg:x2="5.94cm" svg:y2="4.321cm">
          <text:p/>
        </draw:line>
        <draw:custom-shape draw:style-name="gr8" draw:text-style-name="P1" draw:layer="layout" svg:width="0.645cm" svg:height="0.645cm" svg:x="4.491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811cm" svg:y1="7.446cm" svg:x2="4.811cm" svg:y2="5.381cm">
          <text:p/>
        </draw:line>
        <draw:custom-shape draw:style-name="gr10" draw:text-style-name="P1" draw:layer="layout" svg:width="0.645cm" svg:height="0.645cm" svg:x="3.092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.411cm" svg:y1="7.447cm" svg:x2="3.411cm" svg:y2="1.155cm">
          <text:p/>
        </draw:line>
        <draw:line draw:style-name="gr12" draw:text-style-name="P1" draw:layer="layout" svg:x1="2.229cm" svg:y1="8.677cm" svg:x2="3.2cm" svg:y2="7.649cm">
          <text:p/>
        </draw:line>
        <draw:line draw:style-name="gr12" draw:text-style-name="P1" draw:layer="layout" svg:x1="5.786cm" svg:y1="8.49cm" svg:x2="4.968cm" svg:y2="7.66cm">
          <text:p/>
        </draw:line>
        <draw:frame draw:style-name="gr13" draw:text-style-name="P2" draw:layer="layout" svg:width="3.956cm" svg:height="0.721cm" svg:x="6.129cm" svg:y="3.289cm">
          <draw:text-box>
            <text:p><text:span text:style-name="T1">State-space gridding</text:span></text:p>
          </draw:text-box>
        </draw:frame>
        <draw:frame draw:style-name="gr14" draw:text-style-name="P2" draw:layer="layout" svg:width="5.109cm" svg:height="1.191cm" svg:x="4.427cm" svg:y="8.77cm">
          <draw:text-box>
            <text:p><text:span text:style-name="T1">(Most likely measure-</text:span><text:span text:style-name="T1"><text:line-break/></text:span><text:span text:style-name="T1">ment prior)</text:span></text:p>
          </draw:text-box>
        </draw:frame>
        <draw:frame draw:style-name="gr13" draw:text-style-name="P2" draw:layer="layout" svg:width="4.32cm" svg:height="0.721cm" svg:x="0.029cm" svg:y="9.089cm">
          <draw:text-box>
            <text:p><text:span text:style-name="T1">(Most likely posterior)</text:span></text:p>
          </draw:text-box>
        </draw:frame>
        <draw:g>
          <svg:title>TexMaths</svg:title>
          <svg:desc>15§display§x^{*}_{\text{post}}</svg:desc>
          <draw:polygon draw:style-name="gr15" draw:layer="layout" svg:width="1.091cm" svg:height="0.593cm" svg:x="1.406cm" svg:y="8.532cm" svg:viewBox="0 0 1092 594" draw:points="546,594 0,594 0,0 1092,0 1092,594">
            <text:p/>
          </draw:polygon>
          <draw:path draw:style-name="gr16" draw:layer="layout" svg:width="0.263cm" svg:height="0.239cm" svg:x="1.421cm" svg:y="8.69cm" svg:viewBox="0 0 264 240" svg:d="m162 74c3-14 15-62 53-62 1 0 15 0 25 6-15 3-25 17-25 29 0 9 6 19 21 19 10 0 28-10 28-31 0-27-31-35-49-35-32 0-50 29-56 41-13-35-42-41-57-41-55 0-85 69-85 81 0 6 4 6 6 6 4 0 6-1 7-6 18-55 53-69 71-69 10 0 28 5 28 35 0 16-9 52-28 126-9 33-27 55-50 55-4 0-16 0-27-7 14-2 24-14 24-29 0-13-10-18-19-18-15 0-29 14-29 32 0 24 27 34 50 34 34 0 54-37 55-40 6 19 26 40 57 40 56 0 86-69 86-82 0-5-5-5-6-5-6 0-6 2-8 6-18 57-54 69-70 69-21 0-29-16-29-34 0-12 3-24 9-47z">
            <text:p/>
          </draw:path>
          <draw:path draw:style-name="gr16" draw:layer="layout" svg:width="0.149cm" svg:height="0.158cm" svg:x="1.742cm" svg:y="8.532cm" svg:viewBox="0 0 150 159" svg:d="m87 80c30-14 44-18 53-23 7-3 10-4 10-12 0-6-4-12-10-12-3 0-5 0-9 5l-50 33 6-54c0-8 0-17-12-17-4 0-12 3-12 11 0 4 2 15 3 19 0 6 3 32 3 41l-49-33c-3-3-5-5-8-5-7 0-12 6-12 12 0 8 5 11 8 12l55 23c-30 13-43 18-52 22-8 3-11 5-11 12 0 6 5 12 12 12 2 0 3 0 8-3l49-34-6 60c0 7 8 10 12 10s12-3 12-10c0-3-1-15-1-18-2-6-5-33-5-42l44 30c10 7 10 7 15 7 6 0 10-6 10-12 0-7-4-9-7-10z">
            <text:p/>
          </draw:path>
          <draw:path draw:style-name="gr16" draw:layer="layout" svg:width="0.197cm" svg:height="0.235cm" svg:x="1.727cm" svg:y="8.891cm" svg:viewBox="0 0 198 236" svg:d="m86 222c-26 0-29 0-29-16v-60c2 1 20 21 51 21 48 0 90-36 90-83s-37-84-84-84c-22 0-43 8-58 23v-23l-56 5v13c26 0 29 2 29 17v171c0 16-5 16-29 16v14c0 0 27-2 42-2 14 0 39 2 44 2zm-29-181c11-20 33-29 53-29 31 0 55 33 55 72 0 42-28 72-60 72-33 0-46-28-48-30z">
            <text:p/>
          </draw:path>
          <draw:path draw:style-name="gr16" draw:layer="layout" svg:width="0.181cm" svg:height="0.169cm" svg:x="1.969cm" svg:y="8.889cm" svg:viewBox="0 0 182 170" svg:d="m182 87c0-46-39-87-90-87-53 0-92 41-92 87 0 45 41 83 92 83 49 0 90-38 90-83zm-90 71c-15 0-35-5-47-23-10-15-12-34-12-52 0-15 2-38 14-53 10-12 25-19 45-19 21 0 36 10 45 21 10 15 12 33 12 51s-2 37-12 52-27 23-45 23z">
            <text:p/>
          </draw:path>
          <draw:path draw:style-name="gr16" draw:layer="layout" svg:width="0.133cm" svg:height="0.169cm" svg:x="2.182cm" svg:y="8.889cm" svg:viewBox="0 0 134 170" svg:d="m123 9c0-6 0-9-4-9-2 0-3 0-8 5 0 0-4 3-6 6-12-9-25-11-39-11-54 0-66 29-66 47 0 12 5 21 14 28 15 12 28 15 51 18 19 5 49 9 49 35 0 13-10 31-46 31-35 0-48-24-54-49-2-5-2-6-8-6s-6 3-6 10v45c0 6 0 11 5 11s10-9 18-17c16 15 37 17 45 17 49 0 66-27 66-53 0-15-6-25-15-34-15-14-32-17-45-18-29-5-53-9-53-30 0-11 9-26 45-26 42 0 45 30 45 41 0 4 5 4 6 4 6 0 6-3 6-10z">
            <text:p/>
          </draw:path>
          <draw:path draw:style-name="gr16" draw:layer="layout" svg:width="0.127cm" svg:height="0.23cm" svg:x="2.344cm" svg:y="8.826cm" svg:viewBox="0 0 128 231" svg:d="m63 81h59v-13h-59v-68h-12c0 33-15 71-51 71v10h35v101c0 42 31 49 52 49 24 0 41-21 41-49v-21h-12v21c0 24-12 37-26 37-27 0-27-30-27-37z">
            <text:p/>
          </draw:path>
        </draw:g>
        <draw:g>
          <svg:title>TexMaths</svg:title>
          <svg:desc>15§display§g</svg:desc>
          <draw:polygon draw:style-name="gr15" draw:layer="layout" svg:width="0.271cm" svg:height="0.329cm" svg:x="3.812cm" svg:y="8.398cm" svg:viewBox="0 0 272 330" draw:points="135,330 0,330 0,0 272,0 272,330">
            <text:p/>
          </draw:polygon>
          <draw:path draw:style-name="gr16" draw:layer="layout" svg:width="0.242cm" svg:height="0.341cm" svg:x="3.82cm" svg:y="8.392cm" svg:viewBox="0 0 243 342" svg:d="m242 35c0-3 1-6 1-9 0-9-6-15-15-15-6 0-19 4-22 22-9-19-27-33-50-33-60 0-126 74-126 150 0 53 33 84 71 84 31 0 57-25 61-31l2 1c-12 47-18 69-18 69-2 6-20 57-77 57-9 0-27 0-42-4 17-5 21-18 21-27s-4-20-19-20c-12 0-29 11-29 32s20 31 71 31c66 0 103-40 112-72zm-69 132c-3 13-15 27-27 36-11 10-27 19-44 19-25 0-33-27-33-48 0-25 15-88 29-115 15-26 37-47 60-47 34 0 42 42 42 45s-2 6-2 8z">
            <text:p/>
          </draw:path>
        </draw:g>
        <draw:g>
          <svg:title>TexMaths</svg:title>
          <svg:desc>15§display§x^{*}_{\text{obs}}</svg:desc>
          <draw:polygon draw:style-name="gr15" draw:layer="layout" svg:width="0.914cm" svg:height="0.521cm" svg:x="5.837cm" svg:y="8.386cm" svg:viewBox="0 0 915 522" draw:points="458,522 0,522 0,0 915,0 915,522">
            <text:p/>
          </draw:polygon>
          <draw:path draw:style-name="gr16" draw:layer="layout" svg:width="0.263cm" svg:height="0.239cm" svg:x="5.852cm" svg:y="8.544cm" svg:viewBox="0 0 264 240" svg:d="m162 74c3-14 15-62 53-62 1 0 15 0 25 6-15 3-25 17-25 29 0 9 6 19 21 19 10 0 28-10 28-31 0-27-31-35-49-35-32 0-50 29-56 41-13-35-42-41-57-41-55 0-85 69-85 81 0 6 4 6 6 6 4 0 6-1 7-6 18-55 53-69 71-69 10 0 28 5 28 35 0 16-9 52-28 126-9 33-27 55-50 55-4 0-16 0-27-7 14-2 24-14 24-29 0-13-10-18-19-18-15 0-29 14-29 32 0 24 27 34 50 34 34 0 54-37 55-40 6 19 26 40 57 40 56 0 86-69 86-82 0-5-5-5-6-5-6 0-6 2-8 6-18 57-54 69-70 69-21 0-29-16-29-34 0-12 3-24 9-47z">
            <text:p/>
          </draw:path>
          <draw:path draw:style-name="gr16" draw:layer="layout" svg:width="0.149cm" svg:height="0.158cm" svg:x="6.173cm" svg:y="8.386cm" svg:viewBox="0 0 150 159" svg:d="m87 80c30-14 44-18 53-23 7-3 10-4 10-12 0-6-4-12-10-12-3 0-5 0-9 5l-50 33 6-54c0-8 0-17-12-17-4 0-12 3-12 11 0 4 2 15 3 19 0 6 3 32 3 41l-49-33c-3-3-5-5-8-5-7 0-12 6-12 12 0 8 5 11 8 12l55 23c-30 13-43 18-52 22-8 3-11 5-11 12 0 6 5 12 12 12 2 0 3 0 8-3l49-34-6 60c0 7 8 10 12 10s12-3 12-10c0-3-1-15-1-18-2-6-5-33-5-42l44 30c10 7 10 7 15 7 6 0 10-6 10-12 0-7-4-9-7-10z">
            <text:p/>
          </draw:path>
          <draw:path draw:style-name="gr16" draw:layer="layout" svg:width="0.181cm" svg:height="0.169cm" svg:x="6.154cm" svg:y="8.743cm" svg:viewBox="0 0 182 170" svg:d="m182 87c0-46-39-87-90-87-53 0-92 41-92 87 0 45 41 83 92 83 49 0 90-38 90-83zm-90 71c-15 0-35-5-47-23-10-15-12-34-12-52 0-15 2-38 14-53 10-12 25-19 45-19 21 0 36 10 45 21 10 15 12 33 12 51s-2 37-12 52-27 23-45 23z">
            <text:p/>
          </draw:path>
          <draw:path draw:style-name="gr16" draw:layer="layout" svg:width="0.197cm" svg:height="0.26cm" svg:x="6.368cm" svg:y="8.65cm" svg:viewBox="0 0 198 261" svg:d="m56 0-56 5v13c26 0 29 3 29 21v218h12l13-23c14 20 35 27 54 27 48 0 90-37 90-84 0-45-37-84-87-84-21 0-42 9-55 23zm1 134c11-18 30-30 53-30 21 0 36 12 43 24 8 10 12 24 12 49 0 8 0 36-15 54-15 17-33 20-45 20-28 0-43-24-48-32z">
            <text:p/>
          </draw:path>
          <draw:path draw:style-name="gr16" draw:layer="layout" svg:width="0.133cm" svg:height="0.169cm" svg:x="6.601cm" svg:y="8.743cm" svg:viewBox="0 0 134 170" svg:d="m123 9c0-6 0-9-4-9-2 0-3 0-8 5 0 0-4 3-6 6-12-9-25-11-39-11-54 0-66 29-66 47 0 12 5 21 14 28 15 12 28 15 51 18 19 5 49 9 49 35 0 13-10 31-46 31-35 0-48-24-54-49-2-5-2-6-8-6s-6 3-6 10v45c0 6 0 11 5 11s10-9 18-17c16 15 37 17 45 17 49 0 66-27 66-53 0-15-6-25-15-34-15-14-32-17-45-18-29-5-53-9-53-30 0-11 9-26 45-26 42 0 45 30 45 41 0 4 5 4 6 4 6 0 6-3 6-10z">
            <text:p/>
          </draw:path>
        </draw:g>
        <draw:g>
          <svg:title>TexMaths</svg:title>
          <svg:desc>15§display§\pi\left(x|g\right)</svg:desc>
          <draw:polygon draw:style-name="gr15" draw:layer="layout" svg:width="1.54cm" svg:height="0.529cm" svg:x="6.831cm" svg:y="1.044cm" svg:viewBox="0 0 1541 530" draw:points="771,530 0,530 0,0 1541,0 1541,530">
            <text:p/>
          </draw:polygon>
          <draw:path draw:style-name="gr16" draw:layer="layout" svg:width="0.286cm" svg:height="0.233cm" svg:x="6.846cm" svg:y="1.214cm" svg:viewBox="0 0 287 234" svg:d="m126 30h60c-18 80-22 102-22 137 0 9 0 22 4 40 5 24 11 27 20 27 10 0 21-9 21-19 0-5 0-5-3-12-15-39-15-74-15-87 0-29 3-57 9-86h60c7 0 27 0 27-18 0-12-12-12-23-12h-177c-12 0-31 0-54 26-19 19-33 45-33 46s0 6 6 6c5 0 6-3 9-6 26-42 57-42 68-42h30c-18 65-47 129-68 177-4 8-4 9-4 12 0 11 7 15 15 15 16 0 19-15 27-34 7-24 7-26 13-53z">
            <text:p/>
          </draw:path>
          <draw:path draw:style-name="gr16" draw:layer="layout" svg:width="0.122cm" svg:height="0.529cm" svg:x="7.292cm" svg:y="1.044cm" svg:viewBox="0 0 123 530" svg:d="m123 524c0-2 0-3-9-12-66-66-84-167-84-248 0-91 21-183 86-249 7-7 7-7 7-9 0-4-3-6-6-6-4 0-52 36-84 104-27 58-33 117-33 160 0 42 6 107 35 165 31 66 78 101 82 101 3 0 6-2 6-6z">
            <text:p/>
          </draw:path>
          <draw:path draw:style-name="gr16" draw:layer="layout" svg:width="0.263cm" svg:height="0.239cm" svg:x="7.461cm" svg:y="1.208cm" svg:viewBox="0 0 264 240" svg:d="m162 74c3-14 15-62 53-62 1 0 15 0 25 6-15 3-25 17-25 29 0 9 6 19 21 19 10 0 28-10 28-31 0-27-31-35-49-35-32 0-50 29-56 41-13-35-42-41-57-41-55 0-85 69-85 81 0 6 4 6 6 6 4 0 6-1 7-6 18-55 53-69 71-69 10 0 28 5 28 35 0 16-9 52-28 126-9 33-27 55-50 55-4 0-16 0-27-7 14-2 24-14 24-29 0-13-10-18-19-18-15 0-29 14-29 32 0 24 27 34 50 34 34 0 54-37 55-40 6 19 26 40 57 40 56 0 86-69 86-82 0-5-5-5-6-5-6 0-6 2-8 6-18 57-54 69-70 69-21 0-29-16-29-34 0-12 3-24 9-47z">
            <text:p/>
          </draw:path>
          <draw:path draw:style-name="gr16" draw:layer="layout" svg:width="0.02cm" svg:height="0.529cm" svg:x="7.811cm" svg:y="1.044cm" svg:viewBox="0 0 21 530" svg:d="m21 20c0-11 0-20-10-20s-11 9-11 20v490c0 9 0 20 11 20s10-11 10-20z">
            <text:p/>
          </draw:path>
          <draw:path draw:style-name="gr16" draw:layer="layout" svg:width="0.242cm" svg:height="0.341cm" svg:x="7.904cm" svg:y="1.208cm" svg:viewBox="0 0 243 342" svg:d="m242 35c0-3 1-6 1-9 0-9-6-15-15-15-6 0-19 4-22 22-9-19-27-33-50-33-60 0-126 74-126 150 0 53 33 84 71 84 31 0 57-25 61-31l2 1c-12 47-18 69-18 69-2 6-20 57-77 57-9 0-27 0-42-4 17-5 21-18 21-27s-4-20-19-20c-12 0-29 11-29 32s20 31 71 31c66 0 103-40 112-72zm-69 132c-3 13-15 27-27 36-11 10-27 19-44 19-25 0-33-27-33-48 0-25 15-88 29-115 15-26 37-47 60-47 34 0 42 42 42 45s-2 6-2 8z">
            <text:p/>
          </draw:path>
          <draw:path draw:style-name="gr16" draw:layer="layout" svg:width="0.122cm" svg:height="0.529cm" svg:x="8.196cm" svg:y="1.044cm" svg:viewBox="0 0 123 530" svg:d="m123 264c0-40-6-105-34-165-33-64-78-99-83-99s-6 2-6 6c0 2 0 2 11 12 51 53 81 137 81 246 0 92-20 185-84 251-8 6-8 7-8 9 0 3 2 6 6 6s53-36 84-104c27-58 33-117 33-162z">
            <text:p/>
          </draw:path>
        </draw:g>
        <draw:g>
          <svg:title>TexMaths</svg:title>
          <svg:desc>15§display§\omega\left(x|g\right)</svg:desc>
          <draw:polygon draw:style-name="gr15" draw:layer="layout" svg:width="1.568cm" svg:height="0.529cm" svg:x="7.143cm" svg:y="5.433cm" svg:viewBox="0 0 1569 530" draw:points="785,530 0,530 0,0 1569,0 1569,530">
            <text:p/>
          </draw:polygon>
          <draw:path draw:style-name="gr16" draw:layer="layout" svg:width="0.313cm" svg:height="0.239cm" svg:x="7.149cm" svg:y="5.597cm" svg:viewBox="0 0 314 240" svg:d="m314 38c0-24-9-38-21-38-14 0-29 12-29 26 0 4 3 10 9 15 9 7 18 22 18 45 0 21-10 51-27 75-15 22-34 40-60 40-30 0-46-18-51-46 6-15 18-48 18-63 0-6-3-12-9-12-4 0-10 1-15 9-6 10-12 45-12 64-18 26-39 48-72 48-34 0-46-30-46-60 0-66 54-121 54-129 0-6-5-10-9-10-8 0-11 7-15 12-27 39-47 102-47 150 0 37 12 76 56 76 37 0 63-27 81-55 6 30 25 55 58 55 42 0 68-33 86-72 13-25 33-97 33-130z">
            <text:p/>
          </draw:path>
          <draw:path draw:style-name="gr16" draw:layer="layout" svg:width="0.122cm" svg:height="0.529cm" svg:x="7.632cm" svg:y="5.433cm" svg:viewBox="0 0 123 530" svg:d="m123 524c0-2 0-3-9-12-66-66-84-167-84-248 0-91 21-183 86-249 7-7 7-7 7-9 0-4-3-6-6-6-4 0-52 36-84 104-27 58-33 117-33 160 0 42 6 107 35 165 31 66 78 101 82 101 3 0 6-2 6-6z">
            <text:p/>
          </draw:path>
          <draw:path draw:style-name="gr16" draw:layer="layout" svg:width="0.263cm" svg:height="0.239cm" svg:x="7.8cm" svg:y="5.597cm" svg:viewBox="0 0 264 240" svg:d="m162 74c3-14 15-62 53-62 1 0 15 0 25 6-15 3-25 17-25 29 0 9 6 19 21 19 10 0 28-10 28-31 0-27-31-35-49-35-32 0-50 29-56 41-13-35-42-41-57-41-55 0-85 69-85 81 0 6 4 6 6 6 4 0 6-1 7-6 18-55 53-69 71-69 10 0 28 5 28 35 0 16-9 52-28 126-9 33-27 55-50 55-4 0-16 0-27-7 14-2 24-14 24-29 0-13-10-18-19-18-15 0-29 14-29 32 0 24 27 34 50 34 34 0 54-37 55-40 6 19 26 40 57 40 56 0 86-69 86-82 0-5-5-5-6-5-6 0-6 2-8 6-18 57-54 69-70 69-21 0-29-16-29-34 0-12 3-24 9-47z">
            <text:p/>
          </draw:path>
          <draw:path draw:style-name="gr16" draw:layer="layout" svg:width="0.02cm" svg:height="0.529cm" svg:x="8.151cm" svg:y="5.433cm" svg:viewBox="0 0 21 530" svg:d="m21 20c0-11 0-20-10-20s-11 9-11 20v490c0 9 0 20 11 20s10-11 10-20z">
            <text:p/>
          </draw:path>
          <draw:path draw:style-name="gr16" draw:layer="layout" svg:width="0.242cm" svg:height="0.341cm" svg:x="8.243cm" svg:y="5.597cm" svg:viewBox="0 0 243 342" svg:d="m242 35c0-3 1-6 1-9 0-9-6-15-15-15-6 0-19 4-22 22-9-19-27-33-50-33-60 0-126 74-126 150 0 53 33 84 71 84 31 0 57-25 61-31l2 1c-12 47-18 69-18 69-2 6-20 57-77 57-9 0-27 0-42-4 17-5 21-18 21-27s-4-20-19-20c-12 0-29 11-29 32s20 31 71 31c66 0 103-40 112-72zm-69 132c-3 13-15 27-27 36-11 10-27 19-44 19-25 0-33-27-33-48 0-25 15-88 29-115 15-26 37-47 60-47 34 0 42 42 42 45s-2 6-2 8z">
            <text:p/>
          </draw:path>
          <draw:path draw:style-name="gr16" draw:layer="layout" svg:width="0.122cm" svg:height="0.529cm" svg:x="8.537cm" svg:y="5.433cm" svg:viewBox="0 0 123 530" svg:d="m123 264c0-40-6-105-34-165-33-64-78-99-83-99s-6 2-6 6c0 2 0 2 11 12 51 53 81 137 81 246 0 92-20 185-84 251-8 6-8 7-8 9 0 3 2 6 6 6s53-36 84-104c27-58 33-117 33-162z">
            <text:p/>
          </draw:path>
        </draw:g>
        <draw:g>
          <svg:title>TexMaths</svg:title>
          <svg:desc>15§display§x_1</svg:desc>
          <draw:polygon draw:style-name="gr15" draw:layer="layout" svg:width="0.512cm" svg:height="0.307cm" svg:x="1.906cm" svg:y="4.588cm" svg:viewBox="0 0 513 308" draw:points="257,308 0,308 0,0 513,0 513,308">
            <text:p/>
          </draw:polygon>
          <draw:path draw:style-name="gr16" draw:layer="layout" svg:width="0.263cm" svg:height="0.239cm" svg:x="1.921cm" svg:y="4.582cm" svg:viewBox="0 0 264 240" svg:d="m162 74c3-14 15-62 53-62 1 0 15 0 25 6-15 3-25 17-25 29 0 9 6 19 21 19 10 0 28-10 28-31 0-27-31-35-49-35-32 0-50 29-56 41-13-35-42-41-57-41-55 0-85 69-85 81 0 6 4 6 6 6 4 0 6-1 7-6 18-55 53-69 71-69 10 0 28 5 28 35 0 16-9 52-28 126-9 33-27 55-50 55-4 0-16 0-27-7 14-2 24-14 24-29 0-13-10-18-19-18-15 0-29 14-29 32 0 24 27 34 50 34 34 0 54-37 55-40 6 19 26 40 57 40 56 0 86-69 86-82 0-5-5-5-6-5-6 0-6 2-8 6-18 57-54 69-70 69-21 0-29-16-29-34 0-12 3-24 9-47z">
            <text:p/>
          </draw:path>
          <draw:path draw:style-name="gr16" draw:layer="layout" svg:width="0.134cm" svg:height="0.245cm" svg:x="2.25cm" svg:y="4.65cm" svg:viewBox="0 0 135 246" svg:d="m84 11c0-11-1-11-12-11-22 24-57 24-72 24v14c9 0 33 0 54-11v189c0 12 0 17-37 17h-14v13c6 0 53-1 66-1 11 0 57 1 66 1v-13h-13c-38 0-38-5-38-17z">
            <text:p/>
          </draw:path>
        </draw:g>
        <draw:g>
          <svg:title>TexMaths</svg:title>
          <svg:desc>15§display§x_4</svg:desc>
          <draw:polygon draw:style-name="gr15" draw:layer="layout" svg:width="0.512cm" svg:height="0.307cm" svg:x="2.807cm" svg:y="4.588cm" svg:viewBox="0 0 513 308" draw:points="257,308 0,308 0,0 513,0 513,308">
            <text:p/>
          </draw:polygon>
          <draw:path draw:style-name="gr16" draw:layer="layout" svg:width="0.263cm" svg:height="0.239cm" svg:x="2.822cm" svg:y="4.582cm" svg:viewBox="0 0 264 240" svg:d="m162 74c3-14 15-62 53-62 1 0 15 0 25 6-15 3-25 17-25 29 0 9 6 19 21 19 10 0 28-10 28-31 0-27-31-35-49-35-32 0-50 29-56 41-13-35-42-41-57-41-55 0-85 69-85 81 0 6 4 6 6 6 4 0 6-1 7-6 18-55 53-69 71-69 10 0 28 5 28 35 0 16-9 52-28 126-9 33-27 55-50 55-4 0-16 0-27-7 14-2 24-14 24-29 0-13-10-18-19-18-15 0-29 14-29 32 0 24 27 34 50 34 34 0 54-37 55-40 6 19 26 40 57 40 56 0 86-69 86-82 0-5-5-5-6-5-6 0-6 2-8 6-18 57-54 69-70 69-21 0-29-16-29-34 0-12 3-24 9-47z">
            <text:p/>
          </draw:path>
          <draw:path draw:style-name="gr16" draw:layer="layout" svg:width="0.181cm" svg:height="0.248cm" svg:x="3.124cm" svg:y="4.645cm" svg:viewBox="0 0 182 249" svg:d="m182 189v-13h-41v-165c0-8 0-11-9-11-4 0-6 0-9 5l-123 171v13h110v30c0 14 0 18-30 18h-11v12c18 0 42-1 56-1s37 1 55 1v-12h-9c-30 0-30-4-30-18v-30zm-71-148v135h-97z">
            <text:p/>
          </draw:path>
        </draw:g>
        <draw:g>
          <svg:title>TexMaths</svg:title>
          <svg:desc>15§display§x_8</svg:desc>
          <draw:polygon draw:style-name="gr15" draw:layer="layout" svg:width="0.512cm" svg:height="0.307cm" svg:x="4.108cm" svg:y="4.585cm" svg:viewBox="0 0 513 308" draw:points="257,308 0,308 0,0 513,0 513,308">
            <text:p/>
          </draw:polygon>
          <draw:path draw:style-name="gr16" draw:layer="layout" svg:width="0.263cm" svg:height="0.239cm" svg:x="4.123cm" svg:y="4.579cm" svg:viewBox="0 0 264 240" svg:d="m162 74c3-14 15-62 53-62 1 0 15 0 25 6-15 3-25 17-25 29 0 9 6 19 21 19 10 0 28-10 28-31 0-27-31-35-49-35-32 0-50 29-56 41-13-35-42-41-57-41-55 0-85 69-85 81 0 6 4 6 6 6 4 0 6-1 7-6 18-55 53-69 71-69 10 0 28 5 28 35 0 16-9 52-28 126-9 33-27 55-50 55-4 0-16 0-27-7 14-2 24-14 24-29 0-13-10-18-19-18-15 0-29 14-29 32 0 24 27 34 50 34 34 0 54-37 55-40 6 19 26 40 57 40 56 0 86-69 86-82 0-5-5-5-6-5-6 0-6 2-8 6-18 57-54 69-70 69-21 0-29-16-29-34 0-12 3-24 9-47z">
            <text:p/>
          </draw:path>
          <draw:path draw:style-name="gr16" draw:layer="layout" svg:width="0.17cm" svg:height="0.253cm" svg:x="4.431cm" svg:y="4.647cm" svg:viewBox="0 0 171 254" svg:d="m111 113c30-15 48-32 48-57 0-36-37-56-73-56-41 0-74 27-74 62 0 18 8 30 15 37 6 8 9 9 30 23-21 9-57 28-57 67 0 42 42 65 86 65 46 0 85-30 85-71 0-24-15-45-36-57-6-3-18-10-24-13zm-60-36c-9-5-19-15-19-29 0-24 27-37 54-37 28 0 54 18 54 45 0 33-39 49-39 49-2 0-2 0-5-1zm18 52 51 29c9 6 29 16 29 39 0 27-32 45-63 45-35 0-63-23-63-53 0-27 19-48 46-60z">
            <text:p/>
          </draw:path>
        </draw:g>
        <draw:g>
          <svg:title>TexMaths</svg:title>
          <svg:desc>15§display§x_{13}</svg:desc>
          <draw:polygon draw:style-name="gr15" draw:layer="layout" svg:width="0.724cm" svg:height="0.307cm" svg:x="5.709cm" svg:y="4.585cm" svg:viewBox="0 0 725 308" draw:points="362,308 0,308 0,0 725,0 725,308">
            <text:p/>
          </draw:polygon>
          <draw:path draw:style-name="gr16" draw:layer="layout" svg:width="0.263cm" svg:height="0.239cm" svg:x="5.724cm" svg:y="4.579cm" svg:viewBox="0 0 264 240" svg:d="m162 74c3-14 15-62 53-62 1 0 15 0 25 6-15 3-25 17-25 29 0 9 6 19 21 19 10 0 28-10 28-31 0-27-31-35-49-35-32 0-50 29-56 41-13-35-42-41-57-41-55 0-85 69-85 81 0 6 4 6 6 6 4 0 6-1 7-6 18-55 53-69 71-69 10 0 28 5 28 35 0 16-9 52-28 126-9 33-27 55-50 55-4 0-16 0-27-7 14-2 24-14 24-29 0-13-10-18-19-18-15 0-29 14-29 32 0 24 27 34 50 34 34 0 54-37 55-40 6 19 26 40 57 40 56 0 86-69 86-82 0-5-5-5-6-5-6 0-6 2-8 6-18 57-54 69-70 69-21 0-29-16-29-34 0-12 3-24 9-47z">
            <text:p/>
          </draw:path>
          <draw:path draw:style-name="gr16" draw:layer="layout" svg:width="0.134cm" svg:height="0.245cm" svg:x="6.053cm" svg:y="4.647cm" svg:viewBox="0 0 135 246" svg:d="m84 11c0-11-1-11-12-11-22 24-57 24-72 24v14c9 0 33 0 54-11v189c0 12 0 17-37 17h-14v13c6 0 53-1 66-1 11 0 57 1 66 1v-13h-13c-38 0-38-5-38-17z">
            <text:p/>
          </draw:path>
          <draw:path draw:style-name="gr16" draw:layer="layout" svg:width="0.17cm" svg:height="0.253cm" svg:x="6.243cm" svg:y="4.647cm" svg:viewBox="0 0 171 254" svg:d="m81 122c29 0 50 21 50 60 0 46-27 60-48 60-15 0-48-5-63-26 18-1 21-13 21-21 0-12-9-21-20-21s-21 8-21 23c0 34 39 57 84 57 51 0 87-35 87-72 0-29-24-57-64-66 39-14 52-42 52-65 0-28-34-51-75-51s-72 20-72 50c0 12 8 19 18 19 12 0 20-9 20-18 0-12-8-19-20-19 14-17 39-21 53-21 16 0 40 9 40 40 0 15-4 33-15 44-12 15-22 15-40 16-9 2-11 2-12 2s-5 0-5 4 5 5 11 5z">
            <text:p/>
          </draw:path>
        </draw:g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6cm" svg:stroke-color="#c0c0c0" draw:marker-start-width="1.2cm" draw:marker-end-width="1.2cm" draw:fill-gradient-name="Gradient_20_7" draw:fill-hatch-name="Hatch_20_1" draw:fill-image-name="Bitmape_20_1"/>
    </style:style>
    <style:style style:name="arrows" style:family="graphic" style:parent-style-name="standard">
      <style:graphic-properties draw:stroke-dash="Dash_20_2" svg:stroke-width="0.05cm" draw:marker-start-width="0.38cm" draw:marker-end="Arrow" draw:marker-end-width="0.38cm" draw:fill-gradient-name="Gradient_20_7" draw:fill-hatch-name="Hatch_20_1" draw:fill-image-name="Bitmape_20_1"/>
    </style:style>
    <style:style style:name="distri_5f_bars" style:display-name="distri_bars" style:family="graphic" style:parent-style-name="standard">
      <style:graphic-properties draw:stroke-dash="Dash_20_2" svg:stroke-width="0.1cm" draw:marker-start-width="0.45cm" draw:marker-end-width="0.45cm" draw:fill-gradient-name="Gradient_20_7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cm" svg:height="1.67cm" svg:x="0.5cm" svg:y="0.398cm" presentation:class="title" presentation:placeholder="true">
        <draw:text-box/>
      </draw:frame>
      <draw:frame presentation:style-name="Default-outline1" draw:layer="backgroundobjects" svg:width="9cm" svg:height="10.793cm" svg:x="0.5cm" svg:y="2.34cm" presentation:class="outline" presentation:placeholder="true">
        <draw:text-box/>
      </draw:frame>
      <draw:frame presentation:style-name="Mpr1" draw:text-style-name="MP1" draw:layer="backgroundobjects" svg:width="2.33cm" svg:height="0.69cm" svg:x="0.5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cm" svg:height="0.69cm" svg:x="3.42cm" svg:y="9.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cm" svg:height="0.69cm" svg:x="7.17cm" svg:y="9.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09T01:03:14</meta:creation-date>
    <meta:editing-duration>PT1H18M36S</meta:editing-duration>
    <meta:editing-cycles>21</meta:editing-cycles>
    <dc:date>2014-02-11T12:20:58.003747001</dc:date>
    <meta:generator>LibreOffice/4.1.1.2$Linux_X86_64 LibreOffice_project/7e4286b58adc75a14f6d83f53a03b6c11fa2903</meta:generator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